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999cm" style:rel-column-width="2835*"/>
    </style:style>
    <style:style style:name="Table1.B" style:family="table-column">
      <style:table-column-properties style:column-width="6.724cm" style:rel-column-width="3813*"/>
    </style:style>
    <style:style style:name="Table1.C" style:family="table-column">
      <style:table-column-properties style:column-width="5.867cm" style:rel-column-width="332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32ecb" officeooo:paragraph-rsid="00032ec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b0eb" officeooo:paragraph-rsid="0003b0eb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3b0eb" officeooo:paragraph-rsid="0003b0eb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3b0eb" officeooo:paragraph-rsid="0005a734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4a06a" officeooo:paragraph-rsid="0004a06a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4a06a" officeooo:paragraph-rsid="0005a734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5a734" officeooo:paragraph-rsid="0005a734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5b175" officeooo:paragraph-rsid="0005b175" style:font-weight-asian="bold" style:font-weight-complex="bold"/>
    </style:style>
    <style:style style:name="P9" style:family="paragraph" style:parent-style-name="Table_20_Contents" style:list-style-name="L1">
      <style:text-properties officeooo:rsid="0004a06a" officeooo:paragraph-rsid="0004a06a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4a06a" officeooo:paragraph-rsid="0004a06a" style:font-weight-asian="bold" style:font-weight-complex="bold"/>
    </style:style>
    <style:style style:name="P11" style:family="paragraph" style:parent-style-name="Table_20_Contents" style:list-style-name="L1"/>
    <style:style style:name="P12" style:family="paragraph" style:parent-style-name="Table_20_Contents" style:list-style-name="L1">
      <style:text-properties officeooo:paragraph-rsid="0005b1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a734" style:font-weight-asian="normal" style:font-weight-complex="normal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fo:font-weight="normal" fo:background-color="#ffff00" loext:char-shading-value="0" style:font-weight-asian="normal" style:font-weight-complex="normal"/>
    </style:style>
    <style:style style:name="T6" style:family="text">
      <style:text-properties officeooo:rsid="0004a06a"/>
    </style:style>
    <style:style style:name="T7" style:family="text">
      <style:text-properties officeooo:rsid="0005a7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ke Map Git Project</text:p>
      <text:p text:style-name="P1"/>
      <text:p text:style-name="P2"><text:span text:style-name="T1">Product: </text:span>A map of the City of Hamilton showing bike lanes across each of the city’s 15 wards. Below the map will be various statistics for each ward in chart format</text:p>
      <text:p text:style-name="P2"/>
      <text:p text:style-name="P8">Intent:<text:span text:style-name="T2"> To observe access to bikelanes across each ward, with a specific focus on neighbourhoods with higher poverty rates. </text:span><text:span text:style-name="T5">(Car dependency, cost of car ownership, safety, higher rate of bike use etc)</text:span></text:p>
      <text:p text:style-name="P2"/>
      <text:p text:style-name="P3">Languages Used: <text:span text:style-name="T2">React, </text:span><text:span text:style-name="T3">HTML, </text:span><text:span text:style-name="T2">CSS, JS</text:span></text:p>
      <text:p text:style-name="P3"><text:span text:style-name="T2"/></text:p>
      <text:p text:style-name="P7">Packages Used: <text:span text:style-name="T2">MapLibre?, Leaflet??</text:span></text:p>
      <text:p text:style-name="P3"><text:span text:style-name="T2"/></text:p>
      <text:p text:style-name="P3">Sources: <text:span text:style-name="T2">Open</text:span><text:span text:style-name="T3">Free</text:span><text:span text:style-name="T2">Map, Open Hamilton ‘Bikeways’, Open Hamilton ‘Ward Boundaries’</text:span></text:p>
      <text:p text:style-name="P3"><text:span text:style-name="T2"/></text:p>
      <text:p text:style-name="P5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Input</text:p>
          </table:table-cell>
          <table:table-cell table:style-name="Table1.A1" office:value-type="string">
            <text:p text:style-name="P10">Process</text:p>
          </table:table-cell>
          <table:table-cell table:style-name="Table1.C1" office:value-type="string">
            <text:p text:style-name="P10">Output</text:p>
          </table:table-cell>
        </table:table-row>
        <table:table-row>
          <table:table-cell table:style-name="Table1.A2" office:value-type="string">
            <text:list text:style-name="L1">
              <text:list-item>
                <text:p text:style-name="P9">Open<text:span text:style-name="T7">Free</text:span>Map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9">Use API to have map focused on City of Hamilton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9">Display base centered on City of Hamilton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11">‘<text:span text:style-name="T6">Ward Boundaries’ GEOJSON file</text:span>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9">Parse data</text:p>
              </text:list-item>
              <text:list-item>
                <text:p text:style-name="P9">Overlay ward boundaries onto OpenStreetMap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9">Display ward boundaries by colour on the Open<text:span text:style-name="T7">Free</text:span>Map (clickable?)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12">‘<text:span text:style-name="T6">Bikeways’ GEOJSON file</text:span>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9">Parse data</text:p>
              </text:list-item>
              <text:list-item>
                <text:p text:style-name="P9">Overlay bike lanes onto City of Hamilton map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9">Bike lanes overlayed on the City of Hamilton Map, with colour code and legend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11">‘<text:span text:style-name="T6">Bikeways’ CSV File</text:span>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9">Take Data from CSV file and perform data analysis</text:p>
              </text:list-item>
              <text:list-item>
                <text:p text:style-name="P9">Place data in Chart on website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9">Chart displaying bike lane data according to each ward</text:p>
              </text:list-item>
            </text:list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6">Potential Additions: <text:span text:style-name="T2">have neighbourhood map instead of ward?? (or highlight neighbourhoods on Neighbourhood Development website??), Identify school zones?</text:span></text:p>
      <text:p text:style-name="P4"><text:span text:style-name="T2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2:11:17.391804573</meta:creation-date>
    <dc:date>2025-09-11T12:38:47.912216565</dc:date>
    <meta:editing-duration>PT27M31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1" meta:paragraph-count="25" meta:word-count="214" meta:character-count="1273" meta:non-whitespace-character-count="1099"/>
  </office:meta>
</office:document-meta>
</file>